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fo:min-height="1.15cm" fo:min-width="5.2cm"/>
    </style:style>
    <style:style style:name="gr2" style:family="graphic" style:parent-style-name="standard" style:list-style-name="L1">
      <style:graphic-properties draw:fill="solid" draw:fill-color="#ffff99" draw:opacity="100%" draw:textarea-horizontal-align="left" draw:textarea-vertical-align="top" draw:auto-grow-height="false" fo:min-height="3.285cm" fo:min-width="9.701cm" fo:padding-top="0.3cm" fo:padding-bottom="0.3cm" fo:wrap-option="wrap"/>
    </style:style>
    <style:style style:name="gr3" style:family="graphic" style:parent-style-name="standard" style:list-style-name="L1">
      <style:graphic-properties draw:fill="solid" draw:fill-color="#b8e0ff" draw:opacity="100%" draw:textarea-horizontal-align="left" draw:textarea-vertical-align="top" draw:auto-grow-height="false" fo:min-height="11.289cm" fo:min-width="24.901cm" fo:padding-top="0.8cm" fo:padding-bottom="0.8cm" fo:wrap-option="wrap"/>
    </style:style>
    <style:style style:name="gr4" style:family="graphic">
      <style:graphic-properties style:protect="size"/>
    </style:style>
    <style:style style:name="gr5" style:family="graphic" style:parent-style-name="standard">
      <style:graphic-properties draw:stroke="none" draw:fill="none" draw:textarea-horizontal-align="justify" draw:textarea-vertical-align="middle" draw:auto-grow-height="false" fo:min-height="1.15cm" fo:min-width="6.1cm"/>
    </style:style>
    <style:style style:name="gr6" style:family="graphic" style:parent-style-name="standard" style:list-style-name="L1">
      <style:graphic-properties draw:fill="solid" draw:fill-color="#b8e0ff" draw:opacity="100%" draw:textarea-horizontal-align="left" draw:textarea-vertical-align="top" draw:auto-grow-height="false" fo:min-height="7.582cm" fo:min-width="20.701cm" fo:padding-top="0.8cm" fo:padding-bottom="0.8cm" fo:wrap-option="wrap"/>
    </style:style>
    <style:style style:name="gr7" style:family="graphic" style:parent-style-name="standard">
      <style:graphic-properties draw:stroke="none" draw:fill="none" draw:textarea-horizontal-align="justify" draw:textarea-vertical-align="middle" draw:auto-grow-height="false" fo:min-height="1.15cm" fo:min-width="14.4cm"/>
    </style:style>
    <style:style style:name="gr8" style:family="graphic" style:parent-style-name="standard" style:list-style-name="L1">
      <style:graphic-properties draw:fill="solid" draw:fill-color="#b8e0ff" draw:opacity="100%" draw:textarea-horizontal-align="left" draw:textarea-vertical-align="top" draw:auto-grow-height="false" fo:min-height="9.877cm" fo:min-width="20.901cm" fo:padding-top="0.8cm" fo:padding-bottom="0.8cm" fo:wrap-option="wrap"/>
    </style:style>
    <style:style style:name="gr9" style:family="graphic" style:parent-style-name="standard">
      <style:graphic-properties draw:fill="solid" draw:fill-color="#b8e0ff" draw:opacity="100%" draw:textarea-horizontal-align="left" draw:textarea-vertical-align="top" draw:auto-grow-height="false" fo:min-height="7.052cm" fo:min-width="21.3cm" fo:padding-top="0.8cm" fo:padding-bottom="0.8cm" fo:wrap-option="wrap"/>
    </style:style>
    <style:style style:name="gr10" style:family="graphic" style:parent-style-name="standard">
      <style:graphic-properties draw:fill="solid" draw:fill-color="#b8e0ff" draw:opacity="100%" draw:textarea-horizontal-align="left" draw:textarea-vertical-align="top" draw:auto-grow-height="false" fo:min-height="8.023cm" fo:min-width="21.3cm" fo:padding-top="0.8cm" fo:padding-bottom="0.8cm" fo:wrap-option="wrap"/>
    </style:style>
    <style:style style:name="gr11" style:family="graphic" style:parent-style-name="standard">
      <style:graphic-properties draw:fill="solid" draw:fill-color="#729fcf" draw:textarea-horizontal-align="justify" draw:textarea-vertical-align="middle" draw:auto-grow-height="false" fo:min-height="0.95cm" fo:min-width="3.1cm"/>
    </style:style>
    <style:style style:name="gr12" style:family="graphic" style:parent-style-name="standard">
      <style:graphic-properties draw:fill="solid" draw:fill-color="#729fcf" draw:textarea-horizontal-align="justify" draw:textarea-vertical-align="middle" draw:auto-grow-height="false" fo:min-height="0.95cm" fo:min-width="3.1cm" fo:wrap-option="wrap"/>
    </style:style>
    <style:style style:name="gr13" style:family="graphic" style:parent-style-name="standard">
      <style:graphic-properties draw:fill="solid" draw:fill-color="#3465a4" draw:textarea-horizontal-align="justify" draw:textarea-vertical-align="middle" draw:auto-grow-height="false" fo:min-height="0.95cm" fo:min-width="3.1cm"/>
    </style:style>
    <style:style style:name="gr14" style:family="graphic" style:parent-style-name="standard">
      <style:graphic-properties draw:fill="solid" draw:fill-color="#3465a4" draw:textarea-horizontal-align="justify" draw:textarea-vertical-align="middle" draw:auto-grow-height="false" fo:min-height="0.95cm" fo:min-width="3.1cm" fo:wrap-option="wrap"/>
    </style:style>
    <style:style style:name="gr15"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16" style:family="graphic" style:parent-style-name="standard">
      <style:graphic-properties draw:fill="solid" draw:fill-color="#ff950e" draw:textarea-horizontal-align="justify" draw:textarea-vertical-align="middle" draw:auto-grow-height="false" fo:min-height="0.95cm" fo:min-width="3.1cm"/>
    </style:style>
    <style:style style:name="gr17" style:family="graphic" style:parent-style-name="standard">
      <style:graphic-properties draw:stroke="solid" svg:stroke-width="0.053cm" draw:marker-start-width="0.279cm" draw:marker-end-width="0.279cm" draw:fill="solid" draw:fill-color="#ffffd7" draw:textarea-horizontal-align="justify" draw:textarea-vertical-align="middle" draw:auto-grow-height="false" fo:min-height="1.175cm" fo:min-width="7.046cm" fo:padding-top="0.326cm" fo:padding-bottom="0.426cm" fo:padding-left="0.426cm" fo:padding-right="0.426cm" fo:wrap-option="no-wrap"/>
    </style:style>
    <style:style style:name="gr18" style:family="graphic" style:parent-style-name="standard">
      <style:graphic-properties svg:stroke-width="0.053cm" draw:marker-start-width="0.279cm" draw:marker-end-width="0.279cm" draw:fill-color="#ffffd7" draw:textarea-horizontal-align="justify" draw:textarea-vertical-align="middle" draw:auto-grow-height="false" fo:min-height="3.35cm" fo:min-width="4.7cm" fo:padding-top="0.151cm" fo:padding-bottom="0.151cm" fo:padding-left="0.276cm" fo:padding-right="0.276cm"/>
    </style:style>
    <style:style style:name="gr19" style:family="graphic" style:parent-style-name="standard">
      <style:graphic-properties draw:fill-color="#729fcf" draw:textarea-horizontal-align="justify" draw:textarea-vertical-align="middle" draw:auto-grow-height="false" fo:min-height="0.35cm" fo:min-width="0.1cm"/>
    </style:style>
    <style:style style:name="gr20" style:family="graphic" style:parent-style-name="standard">
      <style:graphic-properties draw:fill-color="#3465a4" draw:textarea-horizontal-align="justify" draw:textarea-vertical-align="middle" draw:auto-grow-height="false" fo:min-height="0.35cm" fo:min-width="0.1cm"/>
    </style:style>
    <style:style style:name="gr21" style:family="graphic" style:parent-style-name="standard">
      <style:graphic-properties draw:stroke="none" draw:fill="none" draw:textarea-horizontal-align="justify" draw:textarea-vertical-align="middle" draw:auto-grow-height="false" fo:min-height="0.55cm" fo:min-width="1.3cm"/>
    </style:style>
    <style:style style:name="gr22" style:family="graphic" style:parent-style-name="standard">
      <style:graphic-properties draw:fill="solid" draw:fill-color="#ff860d" draw:textarea-horizontal-align="justify" draw:textarea-vertical-align="middle" draw:auto-grow-height="false" fo:min-height="0.95cm" fo:min-width="3.1cm"/>
    </style:style>
    <style:style style:name="gr23" style:family="graphic" style:parent-style-name="standard">
      <style:graphic-properties draw:fill-color="#ff950e" draw:textarea-horizontal-align="justify" draw:textarea-vertical-align="middle" draw:auto-grow-height="false" fo:min-height="0.35cm" fo:min-width="0.1cm"/>
    </style:style>
    <style:style style:name="gr24" style:family="graphic" style:parent-style-name="standard" style:list-style-name="L1">
      <style:graphic-properties draw:stroke="none" draw:fill="none" draw:textarea-horizontal-align="justify" draw:textarea-vertical-align="middle" draw:auto-grow-height="false" fo:min-height="1.15cm" fo:min-width="7.8cm"/>
    </style:style>
    <style:style style:name="gr25" style:family="graphic" style:parent-style-name="standard">
      <style:graphic-properties draw:fill="solid" draw:fill-color="#b8e0ff" draw:opacity="100%" draw:textarea-horizontal-align="left" draw:textarea-vertical-align="top" draw:auto-grow-height="false" fo:min-height="12.172cm" fo:min-width="24.901cm" fo:padding-top="0.8cm" fo:padding-bottom="0.8cm" fo:wrap-option="wrap"/>
    </style:style>
    <style:style style:name="gr26" style:family="graphic" style:parent-style-name="standard" style:list-style-name="L1">
      <style:graphic-properties draw:stroke="none" draw:fill="none" draw:textarea-horizontal-align="justify" draw:textarea-vertical-align="middle" draw:auto-grow-height="false" fo:min-height="1.15cm" fo:min-width="7.8cm"/>
    </style:style>
    <style:style style:name="gr27" style:family="graphic" style:parent-style-name="standard">
      <style:graphic-properties draw:fill="none" draw:textarea-horizontal-align="justify" draw:textarea-vertical-align="middle" draw:auto-grow-height="false" fo:min-height="2.003cm" fo:min-width="2.717cm"/>
    </style:style>
    <style:style style:name="gr28" style:family="graphic" style:parent-style-name="standard">
      <style:graphic-properties draw:stroke="none" draw:fill="none" draw:textarea-horizontal-align="justify" draw:textarea-vertical-align="middle" draw:auto-grow-height="false" fo:min-height="0.45cm" fo:min-width="2.47cm"/>
    </style:style>
    <style:style style:name="gr29" style:family="graphic" style:parent-style-name="standard">
      <style:graphic-properties draw:stroke="none" draw:fill="none" draw:textarea-horizontal-align="justify" draw:textarea-vertical-align="middle" draw:auto-grow-height="false" fo:min-height="0.45cm" fo:min-width="0.7cm"/>
    </style:style>
    <style:style style:name="gr30" style:family="graphic" style:parent-style-name="standard">
      <style:graphic-properties draw:stroke="none" draw:fill="none" draw:textarea-horizontal-align="justify" draw:textarea-vertical-align="middle" draw:auto-grow-height="false" fo:min-height="0.45cm" fo:min-width="2.5cm"/>
    </style:style>
    <style:style style:name="gr31" style:family="graphic" style:parent-style-name="standard">
      <style:graphic-properties draw:fill="none" draw:textarea-horizontal-align="justify" draw:textarea-vertical-align="middle" draw:auto-grow-height="false" fo:min-height="2.462cm" fo:min-width="4.165cm"/>
    </style:style>
    <style:style style:name="gr32" style:family="graphic" style:parent-style-name="standard">
      <style:graphic-properties draw:stroke="none" draw:fill="none" draw:textarea-horizontal-align="justify" draw:textarea-vertical-align="middle" draw:auto-grow-height="false" fo:min-height="0.649cm" fo:min-width="3.539cm"/>
    </style:style>
    <style:style style:name="gr33" style:family="graphic" style:parent-style-name="standard">
      <style:graphic-properties draw:stroke="none" draw:fill="none" draw:textarea-horizontal-align="justify" draw:textarea-vertical-align="middle" draw:auto-grow-height="false" fo:min-height="0.645cm" fo:min-width="1.24cm"/>
    </style:style>
    <style:style style:name="gr34" style:family="graphic" style:parent-style-name="standard">
      <style:graphic-properties draw:stroke="none" draw:fill="none" draw:textarea-horizontal-align="justify" draw:textarea-vertical-align="middle" draw:auto-grow-height="false" fo:min-height="0.645cm" fo:min-width="1.339cm"/>
    </style:style>
    <style:style style:name="gr35" style:family="graphic" style:parent-style-name="standard">
      <style:graphic-properties draw:stroke="none" draw:fill="none" draw:textarea-horizontal-align="justify" draw:textarea-vertical-align="middle" draw:auto-grow-height="false" fo:min-height="0.645cm" fo:min-width="2.139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draw:fill="none" draw:textarea-horizontal-align="justify" draw:textarea-vertical-align="middle" draw:auto-grow-height="false" fo:min-height="1.15cm" fo:min-width="10.6cm" fo:wrap-option="wrap"/>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draw:auto-grow-height="true" fo:min-height="13.364cm"/>
    </style:style>
    <style:style style:name="P1" style:family="paragraph">
      <style:paragraph-properties fo:text-align="start"/>
    </style:style>
    <style:style style:name="P2" style:family="paragraph">
      <loext:graphic-properties draw:fill="none"/>
      <style:paragraph-properties fo:text-align="start"/>
      <style:text-properties fo:font-size="24pt" style:font-size-asian="24pt" style:font-size-complex="24pt"/>
    </style:style>
    <style:style style:name="P3" style:family="paragraph">
      <style:paragraph-properties fo:margin-left="0.1cm" fo:margin-right="0cm" fo:margin-top="0cm" fo:margin-bottom="0cm" fo:line-height="100%" fo:text-align="start" fo:text-indent="0cm"/>
    </style:style>
    <style:style style:name="P4" style:family="paragraph">
      <loext:graphic-properties draw:fill="solid" draw:fill-color="#ffff99" draw:opacity="100%"/>
      <style:paragraph-properties fo:margin-left="0.1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8pt" fo:letter-spacing="-0.06cm"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4cm" fo:margin-right="0cm" fo:margin-top="0.1cm" fo:margin-bottom="0cm" fo:line-height="100%" fo:text-align="start" fo:text-indent="0cm"/>
    </style:style>
    <style:style style:name="P6" style:family="paragraph">
      <loext:graphic-properties draw:fill="solid" draw:fill-color="#b8e0ff" draw:opacity="100%"/>
      <style:paragraph-properties fo:margin-left="0.4cm" fo:margin-right="0cm" fo:margin-top="0.2cm" fo:margin-bottom="0cm" fo:line-height="100%" fo:text-align="start" fo:text-indent="0cm"/>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color="#ffffff"/>
      <style:text-properties fo:font-size="20pt"/>
    </style:style>
    <style:style style:name="P8" style:family="paragraph">
      <style:paragraph-properties fo:margin-left="0.4cm" fo:margin-right="0cm" fo:margin-top="0.2cm" fo:margin-bottom="0cm" fo:line-height="100%" fo:text-align="start" fo:text-indent="0cm"/>
    </style:style>
    <style:style style:name="P9" style:family="paragraph">
      <style:paragraph-properties fo:margin-left="0.4cm" fo:margin-right="0cm" fo:margin-top="0.4cm" fo:margin-bottom="0cm" fo:line-height="100%" fo:text-align="start" fo:text-indent="0cm"/>
    </style:style>
    <style:style style:name="P10" style:family="paragraph">
      <style:paragraph-properties fo:margin-left="0.4cm" fo:margin-right="0cm" fo:margin-top="0.2cm" fo:margin-bottom="0cm" fo:text-align="start" fo:text-indent="0cm"/>
    </style:style>
    <style:style style:name="P11" style:family="paragraph">
      <loext:graphic-properties draw:fill="solid" draw:fill-color="#b8e0ff" draw:opacity="100%"/>
      <style:paragraph-properties fo:margin-left="0.4cm" fo:margin-right="0cm" fo:margin-top="0.2cm" fo:margin-bottom="0cm" fo:text-align="start" fo:text-indent="0cm"/>
      <style:text-properties style:font-name="Verdana" fo:font-size="18pt"/>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style:paragraph-properties fo:text-align="start"/>
      <style:text-properties style:font-name="Liberation Sans2" fo:font-size="24pt" style:font-size-asian="24pt" style:font-size-complex="24pt"/>
    </style:style>
    <style:style style:name="P14" style:family="paragraph">
      <loext:graphic-properties draw:fill="solid" draw:fill-color="#b8e0ff" draw:opacity="100%"/>
      <style:paragraph-properties fo:margin-left="0.4cm" fo:margin-right="0cm" fo:margin-top="0.2cm" fo:margin-bottom="0cm" fo:text-align="start" fo:text-indent="0cm"/>
      <style:text-properties style:font-name="Verdana" fo:font-size="18pt" style:font-size-asian="18pt" style:font-size-complex="18pt"/>
    </style:style>
    <style:style style:name="P15" style:family="paragraph">
      <style:paragraph-properties fo:text-align="center"/>
    </style:style>
    <style:style style:name="P16" style:family="paragraph">
      <loext:graphic-properties draw:fill="solid" draw:fill-color="#729fcf"/>
      <style:paragraph-properties fo:text-align="center"/>
      <style:text-properties fo:color="#ffffff" style:font-name="Verdana" fo:font-size="8pt" fo:font-weight="bold" style:font-weight-asian="bold" style:font-weight-complex="bold"/>
    </style:style>
    <style:style style:name="P17" style:family="paragraph">
      <loext:graphic-properties draw:fill="solid" draw:fill-color="#729fcf"/>
      <style:paragraph-properties fo:text-align="center"/>
      <style:text-properties fo:color="#ffffff" style:font-name="Verdana" fo:font-size="8pt"/>
    </style:style>
    <style:style style:name="P18" style:family="paragraph">
      <loext:graphic-properties draw:fill="solid" draw:fill-color="#3465a4"/>
      <style:paragraph-properties fo:text-align="center"/>
      <style:text-properties fo:color="#ffffff" style:font-name="Verdana" fo:font-size="12pt" fo:font-weight="bold" style:font-size-asian="12pt" style:font-weight-asian="bold" style:font-size-complex="12pt" style:font-weight-complex="bold"/>
    </style:style>
    <style:style style:name="P19" style:family="paragraph">
      <loext:graphic-properties draw:fill="solid" draw:fill-color="#3465a4"/>
      <style:paragraph-properties fo:text-align="start"/>
      <style:text-properties fo:color="#ffffff" style:font-name="Verdana" fo:font-size="8pt" fo:font-weight="bold" style:font-weight-asian="bold" style:font-weight-complex="bold"/>
    </style:style>
    <style:style style:name="P20" style:family="paragraph">
      <style:paragraph-properties fo:text-align="center"/>
      <style:text-properties style:font-name="Verdana" fo:font-size="8pt"/>
    </style:style>
    <style:style style:name="P21" style:family="paragraph">
      <loext:graphic-properties draw:fill="solid" draw:fill-color="#729fcf"/>
      <style:paragraph-properties fo:text-align="center"/>
      <style:text-properties fo:color="#ffffff" style:font-name="Verdana" fo:font-size="12pt" fo:font-weight="bold" style:font-size-asian="12pt" style:font-weight-asian="bold" style:font-size-complex="12pt" style:font-weight-complex="bold"/>
    </style:style>
    <style:style style:name="P22" style:family="paragraph">
      <loext:graphic-properties draw:fill="solid" draw:fill-color="#ff950e"/>
      <style:paragraph-properties fo:text-align="center"/>
      <style:text-properties fo:color="#ffffff" style:font-name="Verdana" fo:font-size="12pt" fo:font-weight="bold" style:font-size-asian="12pt" style:font-weight-asian="bold" style:font-size-complex="12pt" style:font-weight-complex="bold"/>
    </style:style>
    <style:style style:name="P23" style:family="paragraph">
      <loext:graphic-properties draw:fill="solid" draw:fill-color="#ffffd7"/>
      <style:paragraph-properties fo:text-align="start"/>
      <style:text-properties style:font-name="Verdana" fo:font-size="20pt" fo:font-weight="bold" style:font-size-asian="20pt" style:font-weight-asian="bold" style:font-size-complex="20pt" style:font-weight-complex="bold"/>
    </style:style>
    <style:style style:name="P24" style:family="paragraph">
      <loext:graphic-properties draw:fill-color="#ffffd7"/>
      <style:paragraph-properties fo:text-align="center"/>
    </style:style>
    <style:style style:name="P25" style:family="paragraph">
      <loext:graphic-properties draw:fill-color="#729fcf"/>
      <style:paragraph-properties fo:text-align="center"/>
      <style:text-properties style:font-name="Verdana" fo:font-size="8pt"/>
    </style:style>
    <style:style style:name="P26" style:family="paragraph">
      <loext:graphic-properties draw:fill-color="#3465a4"/>
      <style:paragraph-properties fo:text-align="center"/>
      <style:text-properties style:font-name="Verdana" fo:font-size="8pt"/>
    </style:style>
    <style:style style:name="P27" style:family="paragraph">
      <loext:graphic-properties draw:fill="none"/>
      <style:paragraph-properties fo:text-align="start"/>
      <style:text-properties style:font-name="Verdana" fo:font-size="8pt"/>
    </style:style>
    <style:style style:name="P28" style:family="paragraph">
      <loext:graphic-properties draw:fill="none"/>
      <style:paragraph-properties fo:text-align="start"/>
      <style:text-properties style:font-name="Verdana" fo:font-size="10pt" fo:font-weight="bold" style:font-size-asian="10pt" style:font-weight-asian="bold" style:font-size-complex="10pt" style:font-weight-complex="bold"/>
    </style:style>
    <style:style style:name="P29" style:family="paragraph">
      <loext:graphic-properties draw:fill="solid" draw:fill-color="#ff860d"/>
      <style:paragraph-properties fo:text-align="center"/>
      <style:text-properties fo:color="#ffffff" style:font-name="Verdana" fo:font-size="8pt" fo:font-weight="bold" style:font-weight-asian="bold" style:font-weight-complex="bold"/>
    </style:style>
    <style:style style:name="P30" style:family="paragraph">
      <loext:graphic-properties draw:fill="solid" draw:fill-color="#ff950e"/>
      <style:paragraph-properties fo:text-align="center"/>
      <style:text-properties fo:color="#ffffff" style:font-name="Verdana" fo:font-size="8pt" fo:font-weight="bold" style:font-weight-asian="bold" style:font-weight-complex="bold"/>
    </style:style>
    <style:style style:name="P31" style:family="paragraph">
      <loext:graphic-properties draw:fill="solid" draw:fill-color="#3465a4"/>
      <style:paragraph-properties fo:text-align="center"/>
      <style:text-properties fo:color="#ffffff" style:font-name="Verdana" fo:font-size="8pt" fo:font-weight="bold" style:font-weight-asian="bold" style:font-weight-complex="bold"/>
    </style:style>
    <style:style style:name="P32" style:family="paragraph">
      <loext:graphic-properties draw:fill-color="#ff950e"/>
      <style:paragraph-properties fo:text-align="center"/>
      <style:text-properties style:font-name="Verdana" fo:font-size="8pt"/>
    </style:style>
    <style:style style:name="P33" style:family="paragraph">
      <loext:graphic-properties draw:fill-color="#ffffff"/>
    </style:style>
    <style:style style:name="P34" style:family="paragraph">
      <loext:graphic-properties draw:fill="none"/>
      <style:paragraph-properties fo:margin-left="0cm" fo:margin-right="0cm" fo:margin-top="0cm" fo:margin-bottom="0cm" fo:line-height="100%" fo:text-align="start" fo:text-indent="0cm"/>
      <style:text-properties style:font-name="Liberation Sans2" fo:font-size="24pt" style:font-size-asian="24pt" style:font-size-complex="24pt"/>
    </style:style>
    <style:style style:name="P35" style:family="paragraph">
      <style:paragraph-properties fo:margin-left="2cm" fo:margin-right="0cm" fo:margin-top="0.2cm" fo:margin-bottom="0cm" fo:text-align="start" fo:text-indent="0cm"/>
    </style:style>
    <style:style style:name="P36" style:family="paragraph">
      <loext:graphic-properties draw:fill="none"/>
      <style:paragraph-properties fo:text-align="center"/>
    </style:style>
    <style:style style:name="P37" style:family="paragraph">
      <loext:graphic-properties draw:fill="none"/>
      <style:paragraph-properties fo:text-align="start"/>
      <style:text-properties fo:font-size="12pt" style:font-size-asian="12pt" style:font-size-complex="12pt"/>
    </style:style>
    <style:style style:name="T1" style:family="text">
      <style:text-properties fo:font-size="24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Liberation Mono1" fo:font-size="18pt" fo:letter-spacing="-0.06cm"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Mono1" fo:font-size="18pt" fo:letter-spacing="-0.06cm"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Verdana" fo:text-shadow="none" style:text-underline-style="none" style:letter-kerning="true" style:font-name-asian="Microsoft YaHei" style:font-name-complex="Ari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Verdana" fo:text-shadow="none" style:text-underline-style="none" fo:font-weight="bold" style:letter-kerning="true" style:font-name-asian="Microsoft YaHei" style:font-weight-asian="bold" style:font-name-complex="Ari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Verdana" fo:font-size="20pt" fo:font-style="normal" fo:text-shadow="none" style:text-underline-style="none" fo:font-weight="bold" style:letter-kerning="true"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Verdana" fo:font-size="18pt" fo:font-style="italic" fo:text-shadow="none" style:text-underline-style="none" fo:font-weight="bold" style:letter-kerning="true" style:font-name-asian="Microsoft YaHei" style:font-size-asian="18pt" style:font-style-asian="italic" style:font-weight-asian="bold" style:font-name-complex="Arial" style:font-size-complex="18pt" style:font-style-complex="italic" style:font-weight-complex="bold" style:text-emphasize="none" style:font-relief="none" style:text-overline-style="none" style:text-overline-color="font-color"/>
    </style:style>
    <style:style style:name="T9" style:family="text">
      <style:text-properties style:font-name="Verdana" fo:font-size="18pt" fo:font-style="normal" fo:font-weight="normal" style:font-style-asian="normal" style:font-weight-asian="normal" style:font-style-complex="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2" fo:font-size="24pt" fo:font-style="normal" fo:text-shadow="none" style:text-underline-style="none"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1" style:family="text">
      <style:text-properties style:font-name="Verdana" fo:font-size="18pt" fo:font-style="normal" fo:font-weight="normal" style:font-size-asian="18pt" style:font-style-asian="normal" style:font-weight-asian="normal" style:font-size-complex="18pt" style:font-style-complex="normal" style:font-weight-complex="normal"/>
    </style:style>
    <style:style style:name="T12" style:family="text">
      <style:text-properties style:font-name="Verdana" fo:font-size="22pt" fo:font-style="normal" fo:font-weight="bold" style:font-size-asian="22pt" style:font-style-asian="normal" style:font-weight-asian="bold" style:font-size-complex="22pt" style:font-style-complex="normal" style:font-weight-complex="bold"/>
    </style:style>
    <style:style style:name="T13" style:family="text">
      <style:text-properties fo:color="#ffffff" style:font-name="Verdana" fo:font-size="12pt" fo:font-weight="bold" style:font-size-asian="12pt" style:font-weight-asian="bold" style:font-size-complex="12pt" style:font-weight-complex="bold"/>
    </style:style>
    <style:style style:name="T14" style:family="text">
      <style:text-properties fo:color="#ffffff" style:font-name="Verdana" fo:font-size="7pt" fo:font-weight="normal" style:font-size-asian="7pt" style:font-weight-asian="normal" style:font-size-complex="7pt" style:font-weight-complex="normal"/>
    </style:style>
    <style:style style:name="T15" style:family="text">
      <style:text-properties fo:color="#ffffff" style:font-name="Verdana" fo:font-size="7pt" style:font-size-asian="7pt" style:font-size-complex="7pt"/>
    </style:style>
    <style:style style:name="T16" style:family="text">
      <style:text-properties fo:color="#ffffff" style:font-name="Verdana" fo:font-size="7pt" fo:font-weight="bold" style:font-size-asian="7pt" style:font-weight-asian="bold" style:font-size-complex="7pt" style:font-weight-complex="bold"/>
    </style:style>
    <style:style style:name="T17" style:family="text">
      <style:text-properties style:font-name="Verdana" fo:font-size="20pt" fo:font-weight="bold" style:font-size-asian="20pt" style:font-weight-asian="bold" style:font-size-complex="20pt" style:font-weight-complex="bold"/>
    </style:style>
    <style:style style:name="T18" style:family="text">
      <style:text-properties style:font-name="Verdana" fo:font-size="8pt"/>
    </style:style>
    <style:style style:name="T19" style:family="text">
      <style:text-properties style:font-name="Verdana" fo:font-size="10pt" fo:font-weight="bold" style:font-size-asian="10pt" style:font-weight-asian="bold" style:font-size-complex="10pt" style:font-weight-complex="bold"/>
    </style:style>
    <style:style style:name="T20" style:family="text">
      <style:text-properties style:font-name="Verdana" fo:font-size="24pt" fo:font-style="normal"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2" style:family="text">
      <style:text-properties style:font-name="Verdana" fo:font-size="18pt" fo:font-style="normal" fo:font-weight="bold" style:font-size-asian="18pt" style:font-style-asian="normal" style:font-weight-asian="bold" style:font-size-complex="18pt" style:font-style-complex="normal" style:font-weight-complex="bold"/>
    </style:style>
    <style:style style:name="T2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2" draw:layer="layout" svg:width="5.7cm" svg:height="1.4cm" svg:x="2.9cm" svg:y="1.9cm">
          <text:p text:style-name="P1"><text:span text:style-name="T1">David and D*</text:span></text:p>
          <draw:enhanced-geometry svg:viewBox="0 0 21600 21600" draw:type="rectangle" draw:enhanced-path="M 0 0 L 21600 0 21600 21600 0 21600 0 0 Z N"/>
        </draw:custom-shape>
        <draw:custom-shape draw:style-name="gr2" draw:text-style-name="P4" draw:layer="layout" svg:width="10.2cm" svg:height="4.4cm" svg:x="18cm" svg:y="0.8cm">
          <text:p text:style-name="P3"><text:span text:style-name="T2">D = </text:span><text:span text:style-name="T3">D</text:span><text:span text:style-name="T2">BMS</text:span></text:p>
          <text:p text:style-name="P3"><text:span text:style-name="T2">A = with </text:span><text:span text:style-name="T3">A</text:span><text:span text:style-name="T2">CID,</text:span></text:p>
          <text:p text:style-name="P3"><text:span text:style-name="T2">V = 3-</text:span><text:span text:style-name="T3">V</text:span><text:span text:style-name="T2">alued logic,</text:span></text:p>
          <text:p text:style-name="P3"><text:span text:style-name="T2">I = automatical </text:span><text:span text:style-name="T3">I</text:span><text:span text:style-name="T2">ndexes and</text:span></text:p>
          <text:p text:style-name="P3"><text:span text:style-name="T2">D = </text:span><text:span text:style-name="T3">D</text:span><text:span text:style-name="T2">elta notific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6" draw:layer="layout" svg:width="25.4cm" svg:height="14.6cm" svg:x="2.8cm" svg:y="5.6cm">
          <text:p text:style-name="P5"><text:span text:style-name="T4">David is a DataBase Management System</text:span></text:p>
          <text:p text:style-name="P5"><text:span text:style-name="T4">D* is the language used to manipulate and query David.</text:span></text:p>
          <text:p text:style-name="P5"><text:span text:style-name="T4">ACID means that each transaction is</text:span></text:p>
          <text:list text:style-name="L1">
            <text:list-item>
              <text:p text:style-name="P5"><text:span text:style-name="T4">atomic: full success or full failure</text:span></text:p>
            </text:list-item>
            <text:list-item>
              <text:p text:style-name="P5"><text:span text:style-name="T4">consistent: all constraints hold before and after transaction</text:span></text:p>
            </text:list-item>
            <text:list-item>
              <text:p text:style-name="P5"><text:span text:style-name="T4">isolated: even though transactions run concurrently they could be run serially and the effect would be the same</text:span></text:p>
            </text:list-item>
            <text:list-item>
              <text:p text:style-name="P5"><text:span text:style-name="T4">durable: if transaction is successful the changes survive even if a crash occurs right after</text:span></text:p>
            </text:list-item>
          </text:list>
          <text:p text:style-name="P5"><text:span text:style-name="T4">3-valued logic means that the boolean type is a set of 3 values: true, false and null.</text:span></text:p>
          <text:p text:style-name="P5"><text:span text:style-name="T4">Automatical indexes means that the user does not have to configure indexing</text:span></text:p>
          <text:p text:style-name="P5"><text:span text:style-name="T4">Delta notifications mean that the user can listen to changes in the database that concern any possible user query.</text:span></text:p>
          <text:p text:style-name="P5"><text:span text:style-name="T4"/></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5" draw:text-style-name="P2" draw:layer="layout" svg:width="6.6cm" svg:height="1.4cm" svg:x="1.9cm" svg:y="2cm">
          <text:p text:style-name="P1"><text:span text:style-name="T1">Type definition</text:span></text:p>
          <draw:enhanced-geometry svg:viewBox="0 0 21600 21600" draw:type="rectangle" draw:enhanced-path="M 0 0 L 21600 0 21600 21600 0 21600 0 0 Z N"/>
        </draw:custom-shape>
        <draw:custom-shape draw:style-name="gr6" draw:text-style-name="P6" draw:layer="layout" svg:width="21.2cm" svg:height="10.4cm" svg:x="3.2cm" svg:y="4.2cm">
          <text:p text:style-name="P8"><text:span text:style-name="T5">Type is a set of values.</text:span></text:p>
          <text:p text:style-name="P8"><text:span text:style-name="T5">In mathematics this set can be </text:span><text:span text:style-name="T6">infinite</text:span><text:span text:style-name="T5">.</text:span></text:p>
          <text:p text:style-name="P8"><text:span text:style-name="T5">But in computer systems the set is always </text:span><text:span text:style-name="T6">finite</text:span><text:span text:style-name="T5">.</text:span></text:p>
          <text:p text:style-name="P8"><text:span text:style-name="T5">It is a good practice to clearly specify this finite set by specifying bounds to the set of values because in practice they always exist regardless of whether they are specified or not.</text:span></text:p>
          <text:p text:style-name="P8"><text:span text:style-name="T5">In this document I try to specify clearly the bounds for all concrete types and give at least an estimate to the size of the set that the type represen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7" draw:text-style-name="P2" draw:layer="layout" svg:width="14.9cm" svg:height="1.4cm" svg:x="1.9cm" svg:y="2cm">
          <text:p text:style-name="P1"><text:span text:style-name="T1">Generic properties of primitive types</text:span></text:p>
          <draw:enhanced-geometry svg:viewBox="0 0 21600 21600" draw:type="rectangle" draw:enhanced-path="M 0 0 L 21600 0 21600 21600 0 21600 0 0 Z N"/>
        </draw:custom-shape>
        <draw:custom-shape draw:style-name="gr8" draw:text-style-name="P6" draw:layer="layout" svg:width="21.4cm" svg:height="13cm" svg:x="3.2cm" svg:y="4.2cm">
          <text:list text:style-name="L1">
            <text:list-item>
              <text:p text:style-name="P8"><text:span text:style-name="T7">Identifiable</text:span><text:span text:style-name="T4"><text:line-break/></text:span><text:span text:style-name="T4">- Implements </text:span><text:span text:style-name="T8">boolean equals(T other)</text:span><text:span text:style-name="T4"> method</text:span><text:span text:style-name="T4"><text:line-break/></text:span><text:span text:style-name="T4">- It is hard to imagine a type that is not identifiable</text:span></text:p>
            </text:list-item>
            <text:list-item>
              <text:p text:style-name="P9"><text:span text:style-name="T7">Ordered</text:span><text:span text:style-name="T4"><text:line-break/></text:span><text:span text:style-name="T4">- Implements </text:span><text:span text:style-name="T8">int compare(T other)</text:span><text:span text:style-name="T4"> method</text:span><text:span text:style-name="T4"><text:line-break/></text:span><text:span text:style-name="T4">- All types must have some kind of default ordering, because otherwise you can not index them in a B-Tree.</text:span></text:p>
            </text:list-item>
            <text:list-item>
              <text:p text:style-name="P9"><text:span text:style-name="T7">Iterable</text:span><text:span text:style-name="T4"><text:line-break/></text:span><text:span text:style-name="T4">- implements </text:span><text:span text:style-name="T8">T next(T prev)</text:span><text:span text:style-name="T4"> method</text:span><text:span text:style-name="T4"><text:line-break/></text:span><text:span text:style-name="T4">- Needed for example in id-generators. Answers the question:”What is the next value in this type? (which is a set of values)”</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custom-shape draw:style-name="gr5" draw:text-style-name="P2" draw:layer="layout" svg:width="6.6cm" svg:height="1.4cm" svg:x="1.9cm" svg:y="2cm">
          <text:p text:style-name="P1"><text:span text:style-name="T1">Types in D* are simple and static</text:span></text:p>
          <draw:enhanced-geometry svg:viewBox="0 0 21600 21600" draw:type="rectangle" draw:enhanced-path="M 0 0 L 21600 0 21600 21600 0 21600 0 0 Z N"/>
        </draw:custom-shape>
        <draw:custom-shape draw:style-name="gr9" draw:text-style-name="P11" draw:layer="layout" svg:width="21.8cm" svg:height="9.8cm" svg:x="3cm" svg:y="5.1cm">
          <text:p text:style-name="P10"><text:span text:style-name="T9">Because the values stored in database are originally coming from different environments and later sent back to those heterogenous environments then it is wise to keep the values and their associated types very simple and universally understandable and processable.</text:span></text:p>
          <text:p text:style-name="P10"><text:span text:style-name="T9">Therefore the types in David are simple, well-defined and static. There are no parameters and you can not configure them.</text:span></text:p>
          <text:p text:style-name="P10"><text:span text:style-name="T9">All logic is put into constraints and in the case of types especially to attribute constraints.</text:span></text:p>
          <text:p text:style-name="P10"><text:span text:style-name="T9"/></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custom-shape draw:style-name="gr5" draw:text-style-name="P13" draw:layer="layout" svg:width="6.6cm" svg:height="1.4cm" svg:x="1.9cm" svg:y="2cm">
          <text:p text:style-name="P12"><text:span text:style-name="T10">Datatype inheritance hierarchy</text:span></text:p>
          <draw:enhanced-geometry svg:viewBox="0 0 21600 21600" draw:type="rectangle" draw:enhanced-path="M 0 0 L 21600 0 21600 21600 0 21600 0 0 Z N"/>
        </draw:custom-shape>
        <draw:custom-shape draw:style-name="gr10" draw:text-style-name="P14" draw:layer="layout" svg:width="21.8cm" svg:height="10.9cm" svg:x="3cm" svg:y="5.1cm">
          <text:p text:style-name="P10"><text:span text:style-name="T11">In object oriented inheritance hierarchy the child class </text:span><text:span text:style-name="T12">extends</text:span><text:span text:style-name="T11"> the functionality and possibly fieldset of the parent class.</text:span></text:p>
          <text:p text:style-name="P10"><text:span text:style-name="T11">In datatype inheritance hierarchy the child type </text:span><text:span text:style-name="T12">restricts</text:span><text:span text:style-name="T11"> the set of values that the parent type has. This means that the child type is always a proper subset of the parent type.</text:span></text:p>
          <text:p text:style-name="P10"><text:span text:style-name="T11">In D* type hierarchy only the leaf nodes are concrete types.</text:span></text:p>
          <text:p text:style-name="P10"><text:span text:style-name="T11">Only concrete types are visible to the user.</text:span></text:p>
          <text:p text:style-name="P10"><text:span text:style-name="T11">The hierachy and it’s abstract types are only conceptual.</text:span></text:p>
          <text:p text:style-name="P10"><text:span text:style-name="T1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custom-shape draw:style-name="gr11" draw:text-style-name="P16" xml:id="id5" draw:id="id5" draw:layer="layout" svg:width="3.6cm" svg:height="1.2cm" svg:x="16.001cm" svg:y="3cm">
          <text:p text:style-name="P15"><text:span text:style-name="T13">All</text:span></text:p>
          <text:p text:style-name="P15"><text:span text:style-name="T14">Contains all values</text:span></text:p>
          <draw:enhanced-geometry svg:viewBox="0 0 21600 21600" draw:type="rectangle" draw:enhanced-path="M 0 0 L 21600 0 21600 21600 0 21600 0 0 Z N"/>
        </draw:custom-shape>
        <draw:custom-shape draw:style-name="gr12" draw:text-style-name="P17" xml:id="id2" draw:id="id2" draw:layer="layout" svg:width="3.6cm" svg:height="1.2cm" svg:x="10.6cm" svg:y="5.2cm">
          <text:p text:style-name="P15"><text:span text:style-name="T13">Primitive</text:span></text:p>
          <text:p text:style-name="P15"><text:span text:style-name="T15">Primitive types contain the NULL value</text:span></text:p>
          <draw:enhanced-geometry svg:viewBox="0 0 21600 21600" draw:type="rectangle" draw:enhanced-path="M 0 0 L 21600 0 21600 21600 0 21600 0 0 Z N"/>
        </draw:custom-shape>
        <draw:custom-shape draw:style-name="gr12" draw:text-style-name="P16" xml:id="id6" draw:id="id6" draw:layer="layout" svg:width="3.6cm" svg:height="1.2cm" svg:x="22.8cm" svg:y="5.2cm">
          <text:p text:style-name="P15"><text:span text:style-name="T13">Collection</text:span></text:p>
          <text:p text:style-name="P15"><text:span text:style-name="T14">Collection types </text:span><text:span text:style-name="T16">do not contain</text:span><text:span text:style-name="T14"> the NULL value</text:span></text:p>
          <draw:enhanced-geometry svg:viewBox="0 0 21600 21600" draw:type="rectangle" draw:enhanced-path="M 0 0 L 21600 0 21600 21600 0 21600 0 0 Z N"/>
        </draw:custom-shape>
        <draw:custom-shape draw:style-name="gr13" draw:text-style-name="P18" xml:id="id1" draw:id="id1" draw:layer="layout" svg:width="3.6cm" svg:height="1.2cm" svg:x="2.4cm" svg:y="6.7cm">
          <text:p text:style-name="P15"><text:span text:style-name="T13">Boolean</text:span></text:p>
          <draw:enhanced-geometry svg:viewBox="0 0 21600 21600" draw:type="rectangle" draw:enhanced-path="M 0 0 L 21600 0 21600 21600 0 21600 0 0 Z N"/>
        </draw:custom-shape>
        <draw:custom-shape draw:style-name="gr11" draw:text-style-name="P16" xml:id="id3" draw:id="id3" draw:layer="layout" svg:width="3.6cm" svg:height="1.2cm" svg:x="10.6cm" svg:y="6.8cm">
          <text:p text:style-name="P15"><text:span text:style-name="T13">Numeric</text:span></text:p>
          <draw:enhanced-geometry svg:viewBox="0 0 21600 21600" draw:type="rectangle" draw:enhanced-path="M 0 0 L 21600 0 21600 21600 0 21600 0 0 Z N"/>
        </draw:custom-shape>
        <draw:custom-shape draw:style-name="gr14" draw:text-style-name="P18" xml:id="id4" draw:id="id4" draw:layer="layout" svg:width="3.6cm" svg:height="1.2cm" svg:x="2.4cm" svg:y="8.2cm">
          <text:p text:style-name="P15"><text:span text:style-name="T13">String</text:span><text:span text:style-name="T13"><text:line-break/></text:span><text:span text:style-name="T14">List of 1st plane unicode characters</text:span></text:p>
          <draw:enhanced-geometry svg:viewBox="0 0 21600 21600" draw:type="rectangle" draw:enhanced-path="M 0 0 L 21600 0 21600 21600 0 21600 0 0 Z N"/>
        </draw:custom-shape>
        <draw:custom-shape draw:style-name="gr13" draw:text-style-name="P19" xml:id="id12" draw:id="id12" draw:layer="layout" svg:width="3.6cm" svg:height="1.2cm" svg:x="22.8cm" svg:y="7.3cm">
          <text:p text:style-name="P15"><text:span text:style-name="T13">Relation</text:span></text:p>
          <draw:enhanced-geometry svg:viewBox="0 0 21600 21600" draw:type="rectangle" draw:enhanced-path="M 0 0 L 21600 0 21600 21600 0 21600 0 0 Z N"/>
        </draw:custom-shape>
        <draw:connector draw:style-name="gr15" draw:text-style-name="P20" draw:layer="layout" svg:x1="2.4cm" svg:y1="7.3cm" svg:x2="10.6cm" svg:y2="5.8cm" draw:start-shape="id1" draw:start-glue-point="3" draw:end-shape="id2" svg:d="M2400 7300h-501v-1500h8701" svg:viewBox="0 0 8702 1501">
          <text:p/>
        </draw:connector>
        <draw:connector draw:style-name="gr15" draw:text-style-name="P20" draw:layer="layout" svg:x1="12.4cm" svg:y1="6.8cm" svg:x2="12.4cm" svg:y2="6.4cm" draw:start-shape="id3" draw:start-glue-point="0" draw:end-shape="id2" draw:end-glue-point="2" svg:d="M12400 6800v-400" svg:viewBox="0 0 1 401">
          <text:p/>
        </draw:connector>
        <draw:connector draw:style-name="gr15" draw:text-style-name="P20" draw:layer="layout" svg:x1="2.4cm" svg:y1="8.8cm" svg:x2="10.6cm" svg:y2="5.8cm" draw:start-shape="id4" draw:start-glue-point="3" draw:end-shape="id2" draw:end-glue-point="3" svg:d="M2400 8800h-501v-3000h8701" svg:viewBox="0 0 8702 3001">
          <text:p/>
        </draw:connector>
        <draw:connector draw:style-name="gr15" draw:text-style-name="P20" draw:layer="layout" svg:x1="12.4cm" svg:y1="5.2cm" svg:x2="17.801cm" svg:y2="4.2cm" draw:start-shape="id2" draw:start-glue-point="0" draw:end-shape="id5" draw:end-glue-point="2" svg:d="M12400 5200v-501h2701v2h2700v-501" svg:viewBox="0 0 5402 1001">
          <text:p/>
        </draw:connector>
        <draw:connector draw:style-name="gr15" draw:text-style-name="P20" draw:layer="layout" svg:x1="24.6cm" svg:y1="5.2cm" svg:x2="17.801cm" svg:y2="4.2cm" draw:start-shape="id6" draw:start-glue-point="0" draw:end-shape="id5" draw:end-glue-point="2" svg:d="M24600 5200v-501h-3399v2h-3400v-501" svg:viewBox="0 0 6800 1001">
          <text:p/>
        </draw:connector>
        <draw:connector draw:style-name="gr15" draw:text-style-name="P20" draw:layer="layout" svg:x1="11.6cm" svg:y1="9.4cm" svg:x2="12.4cm" svg:y2="8cm" draw:start-shape="id7" draw:start-glue-point="1" draw:end-shape="id3" draw:end-glue-point="2" svg:d="M11600 9400h800v-1400" svg:viewBox="0 0 801 1401">
          <text:p/>
        </draw:connector>
        <draw:connector draw:style-name="gr15" draw:text-style-name="P20" draw:layer="layout" svg:x1="13.2cm" svg:y1="9.4cm" svg:x2="12.4cm" svg:y2="8cm" draw:start-shape="id8" draw:start-glue-point="3" draw:end-shape="id3" draw:end-glue-point="2" svg:d="M13200 9400h-800v-1400" svg:viewBox="0 0 801 1401">
          <text:p/>
        </draw:connector>
        <draw:custom-shape draw:style-name="gr11" draw:text-style-name="P21" xml:id="id10" draw:id="id10" draw:layer="layout" svg:width="3.6cm" svg:height="1.2cm" svg:x="6cm" svg:y="15.4cm">
          <text:p text:style-name="P15"><text:span text:style-name="T13">Temporal</text:span></text:p>
          <draw:enhanced-geometry svg:viewBox="0 0 21600 21600" draw:type="rectangle" draw:enhanced-path="M 0 0 L 21600 0 21600 21600 0 21600 0 0 Z N"/>
        </draw:custom-shape>
        <draw:custom-shape draw:style-name="gr16" draw:text-style-name="P22" xml:id="id9" draw:id="id9" draw:layer="layout" svg:width="3.6cm" svg:height="1.2cm" svg:x="11.1cm" svg:y="15.4cm">
          <text:p text:style-name="P15"><text:span text:style-name="T13">Date</text:span></text:p>
          <draw:enhanced-geometry svg:viewBox="0 0 21600 21600" draw:type="rectangle" draw:enhanced-path="M 0 0 L 21600 0 21600 21600 0 21600 0 0 Z N"/>
        </draw:custom-shape>
        <draw:connector draw:style-name="gr15" draw:text-style-name="P20" draw:layer="layout" svg:x1="11.1cm" svg:y1="16cm" svg:x2="9.6cm" svg:y2="16cm" draw:start-shape="id9" draw:start-glue-point="3" draw:end-shape="id10" svg:d="M11100 16000h-1500" svg:viewBox="0 0 1501 1">
          <text:p/>
        </draw:connector>
        <draw:custom-shape draw:style-name="gr16" draw:text-style-name="P22" xml:id="id11" draw:id="id11" draw:layer="layout" svg:width="3.6cm" svg:height="1.2cm" svg:x="11.1cm" svg:y="16.8cm">
          <text:p text:style-name="P15"><text:span text:style-name="T13">Time</text:span></text:p>
          <draw:enhanced-geometry svg:viewBox="0 0 21600 21600" draw:type="rectangle" draw:enhanced-path="M 0 0 L 21600 0 21600 21600 0 21600 0 0 Z N"/>
        </draw:custom-shape>
        <draw:connector draw:style-name="gr15" draw:text-style-name="P20" draw:layer="layout" svg:x1="11.1cm" svg:y1="17.4cm" svg:x2="9.6cm" svg:y2="16cm" draw:start-shape="id11" draw:start-glue-point="3" draw:end-shape="id10" draw:end-glue-point="1" svg:d="M11100 17400h-750v-1400h-750" svg:viewBox="0 0 1501 1401">
          <text:p/>
        </draw:connector>
        <draw:custom-shape draw:style-name="gr16" draw:text-style-name="P22" xml:id="id13" draw:id="id13" draw:layer="layout" svg:width="3.6cm" svg:height="1.2cm" svg:x="11.1cm" svg:y="14cm">
          <text:p text:style-name="P15"><text:span text:style-name="T13">Timepoint</text:span></text:p>
          <draw:enhanced-geometry svg:viewBox="0 0 21600 21600" draw:type="rectangle" draw:enhanced-path="M 0 0 L 21600 0 21600 21600 0 21600 0 0 Z N"/>
        </draw:custom-shape>
        <draw:custom-shape draw:style-name="gr17" draw:text-style-name="P23" draw:layer="layout" svg:width="7.898cm" svg:height="1.927cm" svg:x="1.302cm" svg:y="1.4cm">
          <text:p text:style-name="P1"><text:span text:style-name="T17">D* type hierarchy</text:span></text:p>
          <draw:enhanced-geometry svg:viewBox="0 0 21600 21600" draw:type="rectangle" draw:enhanced-path="M 0 0 L 21600 0 21600 21600 0 21600 0 0 Z N"/>
        </draw:custom-shape>
        <draw:connector draw:style-name="gr15" draw:text-style-name="P20" draw:layer="layout" svg:x1="24.6cm" svg:y1="6.4cm" svg:x2="24.6cm" svg:y2="7.3cm" draw:start-shape="id6" draw:start-glue-point="2" draw:end-shape="id12" draw:end-glue-point="0" svg:d="M24600 6400v900" svg:viewBox="0 0 1 901">
          <text:p/>
        </draw:connector>
        <draw:connector draw:style-name="gr15" draw:text-style-name="P20" draw:layer="layout" svg:x1="11.1cm" svg:y1="14.6cm" svg:x2="9.6cm" svg:y2="16cm" draw:start-shape="id13" draw:start-glue-point="3" draw:end-shape="id10" draw:end-glue-point="1" svg:d="M11100 14600h-750v1400h-750" svg:viewBox="0 0 1501 1401">
          <text:p/>
        </draw:connector>
        <draw:custom-shape draw:style-name="gr18" draw:text-style-name="P24" draw:layer="layout" svg:width="5.2cm" svg:height="3.6cm" svg:x="19.4cm" svg:y="15cm">
          <text:p/>
          <draw:enhanced-geometry svg:viewBox="0 0 21600 21600" draw:type="rectangle" draw:enhanced-path="M 0 0 L 21600 0 21600 21600 0 21600 0 0 Z N"/>
        </draw:custom-shape>
        <draw:custom-shape draw:style-name="gr19" draw:text-style-name="P25" draw:layer="layout" svg:width="0.6cm" svg:height="0.6cm" svg:x="20cm" svg:y="15.975cm">
          <text:p/>
          <draw:enhanced-geometry svg:viewBox="0 0 21600 21600" draw:type="rectangle" draw:enhanced-path="M 0 0 L 21600 0 21600 21600 0 21600 0 0 Z N"/>
        </draw:custom-shape>
        <draw:custom-shape draw:style-name="gr20" draw:text-style-name="P26" draw:layer="layout" svg:width="0.6cm" svg:height="0.6cm" svg:x="20cm" svg:y="16.775cm">
          <text:p/>
          <draw:enhanced-geometry svg:viewBox="0 0 21600 21600" draw:type="rectangle" draw:enhanced-path="M 0 0 L 21600 0 21600 21600 0 21600 0 0 Z N"/>
        </draw:custom-shape>
        <draw:custom-shape draw:style-name="gr21" draw:text-style-name="P27" draw:layer="layout" svg:width="1.8cm" svg:height="0.8cm" svg:x="20.9cm" svg:y="15.925cm">
          <text:p text:style-name="P1"><text:span text:style-name="T18">Abstract</text:span></text:p>
          <draw:enhanced-geometry svg:viewBox="0 0 21600 21600" draw:type="rectangle" draw:enhanced-path="M 0 0 L 21600 0 21600 21600 0 21600 0 0 Z N"/>
        </draw:custom-shape>
        <draw:custom-shape draw:style-name="gr21" draw:text-style-name="P27" draw:layer="layout" svg:width="1.8cm" svg:height="0.8cm" svg:x="20.9cm" svg:y="16.725cm">
          <text:p text:style-name="P1"><text:span text:style-name="T18">Concrete</text:span></text:p>
          <draw:enhanced-geometry svg:viewBox="0 0 21600 21600" draw:type="rectangle" draw:enhanced-path="M 0 0 L 21600 0 21600 21600 0 21600 0 0 Z N"/>
        </draw:custom-shape>
        <draw:custom-shape draw:style-name="gr21" draw:text-style-name="P28" draw:layer="layout" svg:width="1.8cm" svg:height="0.8cm" svg:x="19.825cm" svg:y="15.1cm">
          <text:p text:style-name="P1"><text:span text:style-name="T19">Legend</text:span></text:p>
          <draw:enhanced-geometry svg:viewBox="0 0 21600 21600" draw:type="rectangle" draw:enhanced-path="M 0 0 L 21600 0 21600 21600 0 21600 0 0 Z N"/>
        </draw:custom-shape>
        <draw:custom-shape draw:style-name="gr22" draw:text-style-name="P29" xml:id="id8" draw:id="id8" draw:layer="layout" svg:width="3.6cm" svg:height="1.2cm" svg:x="13.2cm" svg:y="8.8cm">
          <text:p text:style-name="P15"><text:span text:style-name="T13">Floating Point</text:span></text:p>
          <draw:enhanced-geometry svg:viewBox="0 0 21600 21600" draw:type="rectangle" draw:enhanced-path="M 0 0 L 21600 0 21600 21600 0 21600 0 0 Z N"/>
        </draw:custom-shape>
        <draw:custom-shape draw:style-name="gr11" draw:text-style-name="P16" xml:id="id7" draw:id="id7" draw:layer="layout" svg:width="3.6cm" svg:height="1.2cm" svg:x="8cm" svg:y="8.8cm">
          <text:p text:style-name="P15"><text:span text:style-name="T13">Fixed Point</text:span></text:p>
          <draw:enhanced-geometry svg:viewBox="0 0 21600 21600" draw:type="rectangle" draw:enhanced-path="M 0 0 L 21600 0 21600 21600 0 21600 0 0 Z N"/>
        </draw:custom-shape>
        <draw:custom-shape draw:style-name="gr16" draw:text-style-name="P30" xml:id="id15" draw:id="id15" draw:layer="layout" svg:width="3.6cm" svg:height="1.2cm" svg:x="10cm" svg:y="11cm">
          <text:p text:style-name="P15"><text:span text:style-name="T13">Decimal</text:span></text:p>
          <draw:enhanced-geometry svg:viewBox="0 0 21600 21600" draw:type="rectangle" draw:enhanced-path="M 0 0 L 21600 0 21600 21600 0 21600 0 0 Z N"/>
        </draw:custom-shape>
        <draw:custom-shape draw:style-name="gr13" draw:text-style-name="P31" xml:id="id14" draw:id="id14" draw:layer="layout" svg:width="3.6cm" svg:height="1.2cm" svg:x="6cm" svg:y="11cm">
          <text:p text:style-name="P15"><text:span text:style-name="T13">Integer</text:span></text:p>
          <draw:enhanced-geometry svg:viewBox="0 0 21600 21600" draw:type="rectangle" draw:enhanced-path="M 0 0 L 21600 0 21600 21600 0 21600 0 0 Z N"/>
        </draw:custom-shape>
        <draw:connector draw:style-name="gr15" draw:text-style-name="P15" draw:layer="layout" svg:x1="9.8cm" svg:y1="10cm" svg:x2="7.8cm" svg:y2="11cm" draw:start-shape="id7" draw:start-glue-point="2" draw:end-shape="id14" draw:end-glue-point="0" svg:d="M9800 10000v500h-2000v500" svg:viewBox="0 0 2001 1001">
          <text:p/>
        </draw:connector>
        <draw:connector draw:style-name="gr15" draw:text-style-name="P15" draw:layer="layout" svg:x1="9.8cm" svg:y1="10cm" svg:x2="11.8cm" svg:y2="11cm" draw:start-shape="id7" draw:start-glue-point="2" draw:end-shape="id15" draw:end-glue-point="0" svg:d="M9800 10000v500h2000v500" svg:viewBox="0 0 2001 1001">
          <text:p/>
        </draw:connector>
        <draw:connector draw:style-name="gr15" draw:text-style-name="P15" draw:layer="layout" svg:x1="7.8cm" svg:y1="12.2cm" svg:x2="7.8cm" svg:y2="15.4cm" draw:start-shape="id14" draw:start-glue-point="2" draw:end-shape="id10" draw:end-glue-point="0" svg:d="M7800 12200v3200" svg:viewBox="0 0 1 3201">
          <text:p/>
        </draw:connector>
        <draw:custom-shape draw:style-name="gr23" draw:text-style-name="P32" draw:layer="layout" svg:width="0.6cm" svg:height="0.6cm" svg:x="20cm" svg:y="17.575cm">
          <text:p/>
          <draw:enhanced-geometry svg:viewBox="0 0 21600 21600" draw:type="rectangle" draw:enhanced-path="M 0 0 L 21600 0 21600 21600 0 21600 0 0 Z N"/>
        </draw:custom-shape>
        <draw:custom-shape draw:style-name="gr21" draw:text-style-name="P27" draw:layer="layout" svg:width="1.8cm" svg:height="0.8cm" svg:x="20.9cm" svg:y="17.525cm">
          <text:p text:style-name="P1"><text:span text:style-name="T18">Should we have</text:span><text:span text:style-name="T18"><text:line-break/></text:span><text:span text:style-name="T18">these as types?</text:span></text:p>
          <draw:enhanced-geometry svg:viewBox="0 0 21600 21600" draw:type="rectangle" draw:enhanced-path="M 0 0 L 21600 0 21600 21600 0 21600 0 0 Z N"/>
        </draw:custom-shape>
        <draw:custom-shape draw:style-name="gr13" draw:text-style-name="P31" xml:id="id16" draw:id="id16" draw:layer="layout" svg:width="3.6cm" svg:height="1.2cm" svg:x="22.8cm" svg:y="9.3cm">
          <text:p text:style-name="P15"><text:span text:style-name="T13">Tuple</text:span></text:p>
          <draw:enhanced-geometry svg:viewBox="0 0 21600 21600" draw:type="rectangle" draw:enhanced-path="M 0 0 L 21600 0 21600 21600 0 21600 0 0 Z N"/>
        </draw:custom-shape>
        <draw:connector draw:style-name="gr15" draw:text-style-name="P15" draw:layer="layout" svg:x1="24.6cm" svg:y1="8.5cm" svg:x2="24.6cm" svg:y2="9.3cm" draw:start-shape="id12" draw:start-glue-point="2" draw:end-shape="id16" draw:end-glue-point="0" svg:d="M24600 8500v800" svg:viewBox="0 0 1 801">
          <text:p/>
        </draw:connector>
        <presentation:notes draw:style-name="dp2">
          <draw:page-thumbnail draw:style-name="gr4" draw:layer="layout" svg:width="19.798cm" svg:height="11.136cm" svg:x="0.6cm" svg:y="2.257cm" draw:page-number="6" presentation:class="page"/>
          <draw:frame presentation:style-name="pr2" draw:text-style-name="P3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custom-shape draw:style-name="gr24" draw:text-style-name="P34" draw:layer="layout" svg:width="8.3cm" svg:height="1.4cm" svg:x="1.9cm" svg:y="0.8cm">
          <text:p text:style-name="P12"><text:span text:style-name="T10">Closer look at types</text:span></text:p>
          <draw:enhanced-geometry svg:viewBox="0 0 21600 21600" draw:type="rectangle" draw:enhanced-path="M 0 0 L 21600 0 21600 21600 0 21600 0 0 Z N"/>
        </draw:custom-shape>
        <draw:custom-shape draw:style-name="gr25" draw:text-style-name="P14" draw:layer="layout" svg:width="25.4cm" svg:height="15.6cm" svg:x="2.8cm" svg:y="3.3cm">
          <text:p text:style-name="P10"><text:span text:style-name="T20">Boolean:</text:span></text:p>
          <text:p text:style-name="P35"><text:span text:style-name="T11">Contains values: true, false and null</text:span></text:p>
          <text:p text:style-name="P8"><text:span text:style-name="T20">String:</text:span></text:p>
          <text:p text:style-name="P35"><text:span text:style-name="T11">Contains all lists composed of 1st plane unicode characters excluding the first 32 characters aka control characters. The space it takes to represent one character is 16 bits. The length of the list can be anything between 0 and 65536 (which takes 128KB of space).</text:span></text:p>
          <text:p text:style-name="P35"><text:span text:style-name="T4">Upper bound: 65504^65536 + 65504^65535 + … + 65504</text:span><text:span text:style-name="T11"> + 1</text:span></text:p>
          <text:p text:style-name="P8"><text:span text:style-name="T20">Integer:</text:span></text:p>
          <text:p text:style-name="P35"><text:span text:style-name="T11">Our integer type has 2^64 values &lt; 19*10^18</text:span></text:p>
          <text:p text:style-name="P35"><text:span text:style-name="T11">It is a signed integer ranging from –2^63 to 2^63-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26" draw:text-style-name="P34" draw:layer="layout" svg:width="8.3cm" svg:height="1.4cm" svg:x="1.9cm" svg:y="0.8cm">
          <text:p text:style-name="P12"><text:span text:style-name="T10">Closer look at types</text:span></text:p>
          <draw:enhanced-geometry svg:viewBox="0 0 21600 21600" draw:type="rectangle" draw:enhanced-path="M 0 0 L 21600 0 21600 21600 0 21600 0 0 Z N"/>
        </draw:custom-shape>
        <draw:custom-shape draw:style-name="gr25" draw:text-style-name="P14" draw:layer="layout" svg:width="25.4cm" svg:height="15.6cm" svg:x="2.8cm" svg:y="3.3cm">
          <text:p text:style-name="P10"><text:span text:style-name="T20">Tuple:</text:span></text:p>
          <text:p text:style-name="P35"><text:span text:style-name="T11">Tuple is a combination of header (which is a set of attributes, which are sets of name-type pairs) and one associated value per attribute where the value must conform to the type defined by the attribute.</text:span></text:p>
          <text:p text:style-name="P35"><text:span text:style-name="T4">There can be 0 to 100 attributes in a header. The cardinality of the type is too hard for me to calculate but it is finite.</text:span></text:p>
          <text:p text:style-name="P35"><text:span text:style-name="T21">Note: attribute type must be a primitive type</text:span></text:p>
          <text:p text:style-name="P8"><text:span text:style-name="T20">Relation:</text:span></text:p>
          <text:p text:style-name="P35"><text:span text:style-name="T11">Relation has the same header as tuple but instead of having just one set of values it has a set of tuples whose header conform to the header of relation.</text:span></text:p>
          <text:p text:style-name="P35"><text:span text:style-name="T22">Note: We try to manage with only these 2 collection types. So there will not be sets, maps or lis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custom-shape draw:style-name="gr5" draw:text-style-name="P2" draw:layer="layout" svg:width="6.6cm" svg:height="1.4cm" svg:x="1.9cm" svg:y="2cm">
          <text:p text:style-name="P1"><text:span text:style-name="T1">Representing enum</text:span></text:p>
          <draw:enhanced-geometry svg:viewBox="0 0 21600 21600" draw:type="rectangle" draw:enhanced-path="M 0 0 L 21600 0 21600 21600 0 21600 0 0 Z N"/>
        </draw:custom-shape>
        <draw:custom-shape draw:style-name="gr27" draw:text-style-name="P36" draw:layer="layout" svg:width="4cm" svg:height="2.8cm" svg:x="21.4cm" svg:y="1.6cm">
          <text:p/>
          <draw:enhanced-geometry svg:viewBox="0 0 21600 21600" draw:text-areas="4230 4230 21600 21600" draw:type="flowchart-internal-storage" draw:enhanced-path="M 0 0 L 21600 0 21600 21600 0 21600 Z N M 4230 0 L 4230 21600 N M 0 4230 L 21600 4230 N"/>
        </draw:custom-shape>
        <draw:custom-shape draw:style-name="gr28" draw:text-style-name="P37" draw:layer="layout" svg:width="2.97cm" svg:height="0.7cm" svg:x="22.2cm" svg:y="1.5cm">
          <text:p text:style-name="P1"><text:span text:style-name="T23">enum_relation</text:span></text:p>
          <draw:enhanced-geometry svg:viewBox="0 0 21600 21600" draw:type="rectangle" draw:enhanced-path="M 0 0 L 21600 0 21600 21600 0 21600 0 0 Z N"/>
        </draw:custom-shape>
        <draw:custom-shape draw:style-name="gr29" draw:text-style-name="P37" xml:id="id18" draw:id="id18" draw:layer="layout" svg:width="1.2cm" svg:height="0.7cm" svg:x="21.4cm" svg:y="2.5cm">
          <text:p text:style-name="P1"><text:span text:style-name="T23">id</text:span></text:p>
          <draw:enhanced-geometry svg:viewBox="0 0 21600 21600" draw:type="rectangle" draw:enhanced-path="M 0 0 L 21600 0 21600 21600 0 21600 0 0 Z N"/>
        </draw:custom-shape>
        <draw:custom-shape draw:style-name="gr30" draw:text-style-name="P37" draw:layer="layout" svg:width="3cm" svg:height="0.7cm" svg:x="22.2cm" svg:y="2.5cm">
          <text:p text:style-name="P1"><text:span text:style-name="T23">name, attrs...</text:span></text:p>
          <draw:enhanced-geometry svg:viewBox="0 0 21600 21600" draw:type="rectangle" draw:enhanced-path="M 0 0 L 21600 0 21600 21600 0 21600 0 0 Z N"/>
        </draw:custom-shape>
        <draw:custom-shape draw:style-name="gr31" draw:text-style-name="P36" draw:layer="layout" svg:width="5.799cm" svg:height="3.371cm" svg:x="13.401cm" svg:y="1.629cm">
          <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37" draw:layer="layout" svg:width="4.039cm" svg:height="0.899cm" svg:x="14.561cm" svg:y="1.501cm">
          <text:p text:style-name="P1"><text:span text:style-name="T23">rel_using_enum</text:span></text:p>
          <draw:enhanced-geometry svg:viewBox="0 0 21600 21600" draw:type="rectangle" draw:enhanced-path="M 0 0 L 21600 0 21600 21600 0 21600 0 0 Z N"/>
        </draw:custom-shape>
        <draw:custom-shape draw:style-name="gr33" draw:text-style-name="P37" draw:layer="layout" svg:width="1.74cm" svg:height="0.895cm" svg:x="13.401cm" svg:y="2.78cm">
          <text:p text:style-name="P1"><text:span text:style-name="T23">id</text:span></text:p>
          <draw:enhanced-geometry svg:viewBox="0 0 21600 21600" draw:type="rectangle" draw:enhanced-path="M 0 0 L 21600 0 21600 21600 0 21600 0 0 Z N"/>
        </draw:custom-shape>
        <draw:custom-shape draw:style-name="gr34" draw:text-style-name="P37" draw:layer="layout" svg:width="1.839cm" svg:height="0.895cm" svg:x="14.561cm" svg:y="2.78cm">
          <text:p text:style-name="P1"><text:span text:style-name="T23">attrs …</text:span></text:p>
          <draw:enhanced-geometry svg:viewBox="0 0 21600 21600" draw:type="rectangle" draw:enhanced-path="M 0 0 L 21600 0 21600 21600 0 21600 0 0 Z N"/>
        </draw:custom-shape>
        <draw:custom-shape draw:style-name="gr35" draw:text-style-name="P37" xml:id="id17" draw:id="id17" draw:layer="layout" svg:width="2.639cm" svg:height="0.895cm" svg:x="16.261cm" svg:y="2.78cm">
          <text:p text:style-name="P1"><text:span text:style-name="T23">fk_to_enum</text:span></text:p>
          <draw:enhanced-geometry svg:viewBox="0 0 21600 21600" draw:type="rectangle" draw:enhanced-path="M 0 0 L 21600 0 21600 21600 0 21600 0 0 Z N"/>
        </draw:custom-shape>
        <draw:connector draw:style-name="gr36" draw:text-style-name="P36" draw:layer="layout" svg:x1="18.9cm" svg:y1="3.227cm" svg:x2="21.4cm" svg:y2="2.85cm" draw:start-shape="id17" draw:start-glue-point="1" draw:end-shape="id18" svg:d="M18900 3227h1250v-377h1250" svg:viewBox="0 0 2501 378">
          <text:p/>
        </draw:connector>
        <draw:custom-shape draw:style-name="gr10" draw:text-style-name="P14" draw:layer="layout" svg:width="21.8cm" svg:height="10.9cm" svg:x="2.8cm" svg:y="6.3cm">
          <text:p text:style-name="P10"><text:span text:style-name="T11">There is no reason to introduce the enum type because it can be better represented by a relation. And when using the enum one only has to use the integer type that has a foreign key constraint to the enum relation.</text:span></text:p>
          <text:p text:style-name="P10"><text:span text:style-name="T11">The enum relation can contain any number of attributes so that the enum can be very rich.</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9" presentation:class="page"/>
          <draw:frame presentation:style-name="pr1" draw:text-style-name="P3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custom-shape draw:style-name="gr37" draw:text-style-name="P2" draw:layer="layout" svg:width="11.1cm" svg:height="1.4cm" svg:x="1.9cm" svg:y="2cm">
          <text:p text:style-name="P1"><text:span text:style-name="T1">Representing range types</text:span></text:p>
          <draw:enhanced-geometry svg:viewBox="0 0 21600 21600" draw:type="rectangle" draw:enhanced-path="M 0 0 L 21600 0 21600 21600 0 21600 0 0 Z N"/>
        </draw:custom-shape>
        <draw:custom-shape draw:style-name="gr10" draw:text-style-name="P14" draw:layer="layout" svg:width="21.8cm" svg:height="10.9cm" svg:x="2.8cm" svg:y="5.3cm">
          <text:p text:style-name="P10"><text:span text:style-name="T11">We will give the user the ability to define new types based on the system defined types in a very constrained manner.</text:span></text:p>
          <text:p text:style-name="P10"><text:span text:style-name="T11">The user can define eg. an integer range or timespan by defining a binary tuple based on one primitive type.</text:span></text:p>
          <text:p text:style-name="P10"><text:span text:style-name="T11">If open ended range is desired then null value represents the open end in either positions.</text:span></text:p>
          <text:p text:style-name="P10"><text:span text:style-name="T11">For this to be effective we might have to implement an index based on R-Tree. But this is still in research phase.</text:span></text:p>
          <text:p text:style-name="P10"><text:span text:style-name="T11">Note: Non-overlapping ranges can be implemented effectively with B-Tre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9.798cm" svg:height="11.136cm" svg:x="0.6cm" svg:y="2.257cm" draw:page-number="10"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6.729cm" svg:height="3.505cm" svg:x="1.485cm" svg:y="0.837cm" presentation:class="title" presentation:placeholder="true">
        <draw:text-box/>
      </draw:frame>
      <draw:frame presentation:style-name="Default-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text:span text:style-name="MT1"><presentation:date-time/></text:span></text:p>
        </draw:text-box>
      </draw:frame>
      <draw:frame presentation:style-name="Mpr1" draw:text-style-name="MP6" draw:layer="backgroundobjects" svg:width="9.414cm" svg:height="1.447cm" svg:x="10.157cm" svg:y="19.13cm" presentation:class="footer">
        <draw:text-box>
          <text:p text:style-name="MP5"><text:span text:style-name="MT1"><presentation:footer/></text:span></text:p>
        </draw:text-box>
      </draw:frame>
      <draw:frame presentation:style-name="Mpr1" draw:text-style-name="MP4" draw:layer="backgroundobjects" svg:width="6.919cm" svg:height="1.447cm" svg:x="21.294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7T14:00:11.740000000</meta:creation-date>
    <dc:date>2020-03-02T16:51:29.654000000</dc:date>
    <meta:editing-duration>P2DT4H31M22S</meta:editing-duration>
    <meta:editing-cycles>13</meta:editing-cycles>
    <meta:generator>LibreOffice/6.2.8.2$Windows_X86_64 LibreOffice_project/f82ddfca21ebc1e222a662a32b25c0c9d20169ee</meta:generator>
    <meta:document-statistic meta:object-count="110"/>
  </office:meta>
</office:document-meta>
</file>